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Text_20_body" style:list-style-name="L6">
    </style:style>
    <style:style style:name="P72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Next add 5 <text:span text:style-name="KeywordTok">public</text:span> methods to <text:span text:style-name="NormalTok">Calculator</text:span> class. Each method takes 2 arguments, <text:span text:style-name="NormalTok">x</text:span> and <text:span text:style-name="NormalTok">y</text:span>,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p text:style-name="First_20_paragraph">Review <text:a xlink:type="simple" xlink:href="Calculator_Solution.zip" office:name=""><text:span text:style-name="Definition">Calculator_Solution</text:span></text:a> for a sample solution.</text:p>
      <text:h text:style-name="Heading_20_1" text:outline-level="1"><text:bookmark-start text:name="static-members-in-non-static-class"/>Static members in non-static class<text:bookmark-end text:name="static-members-in-non-static-class"/></text:h>
      <text:p text:style-name="First_20_paragraph">A non-static class can contain both static or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next line to check!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><text:s text:c="4"/>static void Main() </text:p>
      <text:p text:style-name="P59"><text:s text:c="4"/>{</text:p>
      <text:p text:style-name="P60"><text:s text:c="8"/>Student alice = new Student(1111, "Alice");</text:p>
      <text:p text:style-name="P61"><text:s text:c="8"/>Console.WriteLine(alice);</text:p>
      <text:p text:style-name="P62"/>
      <text:p text:style-name="P63"><text:s text:c="8"/>Student.DisplayStudentCount(); // first time</text:p>
      <text:p text:style-name="P64"/>
      <text:p text:style-name="P65"><text:s text:c="8"/>Student bob = new Student(1112, "Bob"); <text:s text:c="7"/></text:p>
      <text:p text:style-name="P66"><text:s text:c="8"/>Console.WriteLine(bob);</text:p>
      <text:p text:style-name="P67"/>
      <text:p text:style-name="P68"><text:s text:c="8"/>Student.DisplayStudentCount(); // second time</text:p>
      <text:p text:style-name="P69"><text:s text:c="4"/>}</text:p>
      <text:p text:style-name="P70">}</text:p>
      <text:list text:style-name="L6">
        <text:list-item>
          <text:p text:style-name="P71">How many non-static attributes does <text:span text:style-name="NormalTok">Student</text:span> class have?</text:p>
        </text:list-item>
        <text:list-item>
          <text:p text:style-name="P71">How many static attributes does <text:span text:style-name="NormalTok">Student</text:span> class have?</text:p>
        </text:list-item>
        <text:list-item>
          <text:p text:style-name="P71">How many non-static methods does <text:span text:style-name="NormalTok">Student</text:span> class have?</text:p>
        </text:list-item>
        <text:list-item>
          <text:p text:style-name="P71">How many static methods does <text:span text:style-name="NormalTok">Student</text:span> class have?</text:p>
        </text:list-item>
        <text:list-item>
          <text:p text:style-name="P71">What is the output of each of the following lines in “Program.cs”:</text:p>
          <text:list>
            <text:list-item>
              <text:p text:style-name="P71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1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1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1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1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71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1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1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2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3Z</meta:creation-date>
    <dc:date>2021-07-05T19:32:43Z</dc:date>
    <meta:user-defined meta:name="date" meta:value-type="string">July   5, 2021 (03:32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